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monospace" fo:font-size="11.25pt"/>
    </style:style>
    <style:style style:name="P2" style:family="paragraph" style:parent-style-name="Standard">
      <style:paragraph-properties fo:line-height="200%" fo:text-align="start" style:justify-single-word="false" style:writing-mode="lr-tb"/>
      <style:text-properties style:font-name="monospace" fo:font-size="11.25pt"/>
    </style:style>
    <style:style style:name="P3" style:family="paragraph" style:parent-style-name="Standard">
      <style:paragraph-properties style:writing-mode="lr-tb"/>
      <style:text-properties style:font-name="monospace" fo:font-size="11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y works with index filed formatted in as they were in PA3 so I have not included my indexer program.</text:p>
      <text:p text:style-name="P1"/>
      <text:p text:style-name="P1">I also mis interpreted the instructions so my program only stores the first 5 files. <text:s/>I thought thats what the instructions meant that only 5 files where going to listed not for each line. <text:s/></text:p>
      <text:p text:style-name="P1"/>
      <text:p text:style-name="P1">As of now I believe my AND search works. <text:s/>My OR search works but does not traverse the linked lists and prints out multiple copies of the same file name.</text:p>
      <text:p text:style-name="P1"/>
      <text:p text:style-name="P2">My program is not memory efficient. <text:s/>I do not free everything within my program. <text:s/>Running valgrind indicates that I allocated much more than I free. <text:s/>If the number of files was large enough I believe either my program would crash or it might crash the computer on which it is running. <text:s/>I tried my best to make the data structure I use space and memory efficient but I failed.</text:p>
      <text:p text:style-name="P2"/>
      <text:p text:style-name="P2">The data structure that I use to store the file into memory is an array of linked lists. I parse the file line by line and store each word into the array. <text:s/>If there is a word that maps to the same location in the array then that word is stored in a node. <text:s/></text:p>
      <text:p text:style-name="P2"><text:line-break/>In order to handle exceptions such as if there is an empty file or if the user searches for a word that is not in the file then I simply perform a check. <text:s/>I check where that particular word would map in the array if that position is NULL then I know that the word the user was searching for is not in the array. <text:s/>If it is not in the array and I check if the the next node in stored in the array is not null if it isnt I traverse the linked list and check to see if the word is there if not I return.</text:p>
      <text:p text:style-name="P2"/>
      <text:p text:style-name="P2"><text:soft-page-break/>I apologize in advance for my poorly implemented program. <text:s/>I really tri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22:58:07</meta:creation-date>
    <dc:date>2014-03-28T23:51:06</dc:date>
    <meta:editing-duration>PT9M11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7" meta:word-count="328" meta:character-count="1651" meta:non-whitespace-character-count="1313"/>
  </office:meta>
</office:document-meta>
</file>